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6d8489"/>
    </style:style>
    <style:style style:name="P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8489" officeooo:paragraph-rsid="006d8489" style:font-style-asian="normal" style:font-weight-asian="bold" style:font-style-complex="normal" style:font-weight-complex="bold"/>
    </style:style>
    <style:style style:name="P3" style:family="paragraph" style:parent-style-name="Standard" style:list-style-name="L1">
      <style:paragraph-properties fo:margin-top="0in" fo:margin-bottom="0.1in" loext:contextual-spacing="false">
        <style:tab-stops>
          <style:tab-stop style:position="0.5in"/>
        </style:tab-stops>
      </style:paragraph-properties>
      <style:text-properties fo:font-style="italic" fo:font-weight="normal" officeooo:rsid="006d8489" officeooo:paragraph-rsid="006d8489" style:font-style-asian="italic" style:font-weight-asian="normal" style:font-style-complex="italic" style:font-weight-complex="normal"/>
    </style:style>
    <style:style style:name="P4" style:family="paragraph" style:parent-style-name="Standard" style:list-style-name="L1">
      <style:paragraph-properties fo:margin-top="0in" fo:margin-bottom="0.1in" loext:contextual-spacing="false">
        <style:tab-stops>
          <style:tab-stop style:position="0.5in"/>
        </style:tab-stops>
      </style:paragraph-properties>
      <style:text-properties fo:font-style="normal" style:text-underline-style="none" fo:font-weight="normal" officeooo:rsid="006d8489" officeooo:paragraph-rsid="006d8489" style:font-style-asian="normal" style:font-weight-asian="normal" style:font-style-complex="normal" style:font-weight-complex="normal"/>
    </style:style>
    <style:style style:name="P5" style:family="paragraph" style:parent-style-name="Standard" style:list-style-name="L1">
      <style:paragraph-properties fo:margin-top="0in" fo:margin-bottom="0.1in" loext:contextual-spacing="false">
        <style:tab-stops>
          <style:tab-stop style:position="0.5in"/>
        </style:tab-stops>
      </style:paragraph-properties>
      <style:text-properties fo:font-style="normal" fo:font-weight="normal" officeooo:rsid="006d8489" officeooo:paragraph-rsid="007385df" style:font-style-asian="normal" style:font-weight-asian="normal" style:font-style-complex="normal" style:font-weight-complex="normal"/>
    </style:style>
    <style:style style:name="P6" style:family="paragraph" style:parent-style-name="Standard" style:list-style-name="L1">
      <style:paragraph-properties fo:margin-top="0in" fo:margin-bottom="0.1in" loext:contextual-spacing="false">
        <style:tab-stops>
          <style:tab-stop style:position="0.5in"/>
        </style:tab-stops>
      </style:paragraph-properties>
      <style:text-properties fo:font-style="normal" fo:font-weight="normal" officeooo:rsid="002003e5" officeooo:paragraph-rsid="007385df" style:font-style-asian="normal" style:font-weight-asian="normal" style:font-style-complex="normal" style:font-weight-complex="normal"/>
    </style:style>
    <style:style style:name="P7" style:family="paragraph" style:parent-style-name="Standard" style:list-style-name="L1">
      <style:paragraph-properties fo:margin-top="0in" fo:margin-bottom="0.1in" loext:contextual-spacing="false">
        <style:tab-stops>
          <style:tab-stop style:position="0.5in"/>
        </style:tab-stops>
      </style:paragraph-properties>
      <style:text-properties fo:font-style="normal" fo:font-weight="normal" officeooo:rsid="007385df" officeooo:paragraph-rsid="007385df" style:font-style-asian="normal" style:font-weight-asian="normal" style:font-style-complex="normal" style:font-weight-complex="normal"/>
    </style:style>
    <style:style style:name="P8" style:family="paragraph" style:parent-style-name="Standard" style:list-style-name="L2">
      <style:paragraph-properties fo:margin-top="0in" fo:margin-bottom="0.1in" loext:contextual-spacing="false"/>
      <style:text-properties officeooo:rsid="002003e5" officeooo:paragraph-rsid="002003e5"/>
    </style:style>
    <style:style style:name="P9" style:family="paragraph" style:parent-style-name="Standard" style:list-style-name="L2">
      <style:paragraph-properties fo:margin-top="0in" fo:margin-bottom="0.1in" loext:contextual-spacing="false"/>
      <style:text-properties officeooo:rsid="0026d433" officeooo:paragraph-rsid="0026d433"/>
    </style:style>
    <style:style style:name="P10" style:family="paragraph" style:parent-style-name="Standard" style:list-style-name="L2">
      <style:paragraph-properties fo:margin-top="0in" fo:margin-bottom="0.1in" loext:contextual-spacing="false"/>
      <style:text-properties officeooo:rsid="007385df" officeooo:paragraph-rsid="007385df"/>
    </style:style>
    <style:style style:name="P11"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fo:font-weight="bold" officeooo:rsid="006d8489" officeooo:paragraph-rsid="007385df" style:font-style-asian="normal" style:font-weight-asian="bold" style:font-style-complex="normal" style:font-weight-complex="bold"/>
    </style:style>
    <style:style style:name="P12"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fo:font-weight="bold" officeooo:rsid="006d8489" officeooo:paragraph-rsid="007385df" style:font-style-asian="normal" style:font-weight-asian="bold" style:font-style-complex="normal" style:font-weight-complex="bold"/>
    </style:style>
    <style:style style:name="P13"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754a99" officeooo:paragraph-rsid="00754a99"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6e6ed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6e6ed2" style:font-style-asian="normal" style:font-style-complex="normal"/>
    </style:style>
    <style:style style:name="T5" style:family="text">
      <style:text-properties fo:font-style="normal" officeooo:rsid="007385df" style:font-style-asian="normal" style:font-style-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6ba54f" style:font-size-asian="16pt" style:font-weight-asian="bold" style:font-size-complex="16pt" style:font-weight-complex="bold"/>
    </style:style>
    <style:style style:name="T8" style:family="text">
      <style:text-properties fo:font-size="16pt" fo:font-weight="bold" officeooo:rsid="006d8489" style:font-size-asian="16pt" style:font-weight-asian="bold" style:font-size-complex="16pt" style:font-weight-complex="bold"/>
    </style:style>
    <style:style style:name="T9" style:family="text">
      <style:text-properties fo:font-size="16pt" fo:font-weight="bold" officeooo:rsid="0072f464" style:font-size-asian="16pt" style:font-weight-asian="bold" style:font-size-complex="16pt" style:font-weight-complex="bold"/>
    </style:style>
    <style:style style:name="T10" style:family="text">
      <style:text-properties officeooo:rsid="006d8489"/>
    </style:style>
    <style:style style:name="T11" style:family="text">
      <style:text-properties officeooo:rsid="006e6ed2"/>
    </style:style>
    <style:style style:name="T12" style:family="text">
      <style:text-properties officeooo:rsid="007385df"/>
    </style:style>
    <style:style style:name="T13" style:family="text">
      <style:text-properties officeooo:rsid="00754a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TECO-</text:span><text:span text:style-name="T7">64</text:span><text:span text:style-name="T6"> – </text:span><text:span text:style-name="T8">TECO C </text:span><text:span text:style-name="T9">Differences</text:span></text:p>
      <text:p text:style-name="P2">Overview</text:p>
      <text:p text:style-name="P13">TECO-64 was written from scratch and with the intention of conforming as closely as possible to Standard TECO, as described in the <text:span text:style-name="T1">User’s Guide and Language Reference Manual </text:span>dated May 1990. <text:span text:style-name="T10">This document describes the known differences </text:span>in behavior <text:span text:style-name="T10">between </text:span>TECO-64 version 200<text:span text:style-name="T10"> and TECO C version 147 (not including the new </text:span>or<text:span text:style-name="T10"> enhanced commands described in other documentation).</text:span></text:p>
      <text:p text:style-name="P11">Features Added</text:p>
      <text:list xml:id="list2492118162" text:style-name="L1">
        <text:list-item>
          <text:p text:style-name="P5">EE command.</text:p>
        </text:list-item>
        <text:list-item>
          <text:p text:style-name="P5">MLP and MRP errors, <text:span text:style-name="T13">for missing left and right parentheses, respectively.</text:span></text:p>
        </text:list-item>
      </text:list>
      <text:p text:style-name="P11">Features <text:span text:style-name="T12">Changed</text:span></text:p>
      <text:list xml:id="list92121544187392" text:continue-numbering="true" text:style-name="L1">
        <text:list-item>
          <text:p text:style-name="P6">EI command<text:span text:style-name="T12">s are not executed until TECO finishes processing the current command string. This conforms to the behavior of Standard TECO. Also, use of an EI command inside of an indirect command file is allowed and does cause a crash.</text:span></text:p>
        </text:list-item>
        <text:list-item>
          <text:p text:style-name="P7">0EJ returns the process ID, not the parent process ID. 0:EJ has been added to return the parent process ID.</text:p>
        </text:list-item>
      </text:list>
      <text:list xml:id="list25224474" text:style-name="L2">
        <text:list-item>
          <text:p text:style-name="P8"><text:span text:style-name="T10">The </text:span>EG and EX commands implement file protection <text:span text:style-name="T12">by issuing </text:span>an error to <text:span text:style-name="T12">prevent</text:span> loss of data if the <text:span text:style-name="T12">text </text:span>buffer <text:span text:style-name="T12">is</text:span> not empty.</text:p>
        </text:list-item>
        <text:list-item>
          <text:p text:style-name="P10">The setting of the EU flag does not affect the output of echoed characters in commands.</text:p>
        </text:list-item>
        <text:list-item>
          <text:p text:style-name="P10">Commands that do not use numeric values (e.g., apostrophe) do not pass those values to subsequent commands.</text:p>
        </text:list-item>
        <text:list-item>
          <text:p text:style-name="P9"><text:span text:style-name="T12">H</text:span>exadecimal digits <text:span text:style-name="T12">are not</text:span> allowed in expressions <text:span text:style-name="T12">if the radix is set to 16.</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25T09:21:20.707103836</dc:date>
    <meta:editing-duration>P1DT5H28M55S</meta:editing-duration>
    <meta:editing-cycles>69</meta:editing-cycles>
    <meta:generator>LibreOffice/6.4.4.2$Linux_X86_64 LibreOffice_project/40$Build-2</meta:generator>
    <meta:document-statistic meta:table-count="0" meta:image-count="0" meta:object-count="0" meta:page-count="1" meta:paragraph-count="13" meta:word-count="220" meta:character-count="1269" meta:non-whitespace-character-count="1069"/>
  </office:meta>
</office:document-meta>
</file>